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588ED46FF9113CCF8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svg:stroke-color="#3465a4" draw:marker-start-width="0.203cm" draw:marker-end="Arrow" draw:marker-end-width="0.102cm" draw:fill="solid" draw:textarea-vertical-align="middle" fo:padding-top="0.126cm" fo:padding-bottom="0.126cm" fo:padding-left="0.251cm" fo:padding-right="0.251cm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639cm" fo:min-width="5.088cm" draw:shadow-offset-x="0.203cm" draw:shadow-offset-y="0.203cm" draw:shadow-opacity="0%"/>
    </style:style>
    <style:style style:name="gr4" style:family="graphic" style:parent-style-name="objectwithoutfill">
      <style:graphic-properties svg:stroke-color="#3465a4" draw:marker-end="Short_20_line_20_Arrow" draw:marker-end-width="0.254cm" draw:fill="solid" draw:textarea-vertical-align="middle"/>
    </style:style>
    <style:style style:name="gr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274cm" fo:min-width="5.088cm" draw:shadow-offset-x="0.203cm" draw:shadow-offset-y="0.203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3cm" svg:height="11.987cm" svg:x="0.016cm" svg:y="0cm">
          <draw:image xlink:href="Pictures/100002010000043800000588ED46FF9113CCF858.png" xlink:type="simple" xlink:show="embed" xlink:actuate="onLoad" loext:mime-type="image/png">
            <text:p/>
          </draw:image>
        </draw:frame>
        <draw:path draw:style-name="gr2" draw:text-style-name="P2" draw:layer="layout" svg:width="0.872cm" svg:height="1.667cm" svg:x="6.493cm" svg:y="4.489cm" svg:viewBox="0 0 873 1668" svg:d="M0 0c619 92 761-122 873 727 0 635 0 1016-763 928">
          <text:p/>
        </draw:path>
        <draw:path draw:style-name="gr2" draw:text-style-name="P2" draw:layer="layout" svg:width="0.872cm" svg:height="1.667cm" svg:x="6.493cm" svg:y="6.469cm" svg:viewBox="0 0 873 1668" svg:d="M0 0c619 92 761-122 873 727 0 635 0 1016-763 928">
          <text:p/>
        </draw:path>
        <draw:path draw:style-name="gr2" draw:text-style-name="P2" draw:layer="layout" svg:width="0.872cm" svg:height="1.667cm" svg:x="6.62cm" svg:y="8.391cm" svg:viewBox="0 0 873 1668" svg:d="M0 0c619 92 761-122 873 727 0 635 0 1016-763 928">
          <text:p/>
        </draw:path>
        <draw:custom-shape draw:style-name="gr3" draw:text-style-name="P3" draw:layer="layout" svg:width="5.588cm" svg:height="0.889cm" svg:x="9.525cm" svg:y="2.041cm">
          <text:p text:style-name="P1"><text:span text:style-name="T1">Текущий блок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525cm" svg:y1="2.549cm" svg:x2="6.35cm" svg:y2="4.2cm">
          <text:p/>
        </draw:line>
        <draw:custom-shape draw:style-name="gr3" draw:text-style-name="P3" draw:layer="layout" svg:width="5.588cm" svg:height="0.889cm" svg:x="9.525cm" svg:y="3.057cm">
          <text:p text:style-name="P1"><text:span text:style-name="T1">Предыдущий блок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525cm" svg:y1="3.565cm" svg:x2="6.477cm" svg:y2="4.454cm">
          <text:p/>
        </draw:line>
        <draw:custom-shape draw:style-name="gr5" draw:text-style-name="P3" draw:layer="layout" svg:width="5.588cm" svg:height="1.524cm" svg:x="9.525cm" svg:y="4.2cm">
          <text:p text:style-name="P1"><text:span text:style-name="T1">Транзакция в</text:span></text:p>
          <text:p text:style-name="P1"><text:span text:style-name="T1"><text:s/></text:span><text:span text:style-name="T1">блоке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1.524cm" svg:x="9.525cm" svg:y="5.978cm">
          <text:p text:style-name="P1"><text:span text:style-name="T1">Цепочка блоков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526cm" svg:y1="4.993cm" svg:x2="5.461cm" svg:y2="5.597cm">
          <text:p/>
        </draw:line>
        <draw:line draw:style-name="gr4" draw:text-style-name="P2" draw:layer="layout" svg:x1="9.526cm" svg:y1="6.793cm" svg:x2="7.366cm" svg:y2="6.9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g Sesov</meta:initial-creator>
    <meta:creation-date>2019-03-14T19:46:27.204864837</meta:creation-date>
    <dc:date>2019-03-14T21:44:12.298581126</dc:date>
    <dc:creator>Oleg Sesov</dc:creator>
    <meta:editing-duration>PT1H37M22S</meta:editing-duration>
    <meta:editing-cycles>4</meta:editing-cycles>
    <meta:generator>LibreOffice/6.2.1.2$Linux_X86_64 LibreOffice_project/20$Build-2</meta:generator>
    <meta:document-statistic meta:object-count="12"/>
  </office:meta>
</office:document-meta>
</file>